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gr4" style:family="graphic" style:parent-style-name="standard">
      <style:graphic-properties draw:stroke="none" draw:fill="none" fo:min-height="7.811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text-properties fo:font-family="'Ubuntu Mono'" style:font-pitch="fixed" fo:font-size="20pt" style:font-size-asian="20pt" style:font-size-complex="20pt"/>
    </style:style>
    <style:style style:name="P4" style:family="paragraph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333333" fo:font-family="'Ubuntu Mono'" style:font-pitch="fixed" fo:font-size="20pt" style:font-size-asian="20pt" style:font-size-complex="20pt"/>
    </style:style>
    <style:style style:name="T4" style:family="text">
      <style:text-properties fo:font-family="'Ubuntu Mono'" style:font-pitch="fixed" fo:font-size="20pt" style:font-size-asian="20pt" style:font-size-complex="20pt"/>
    </style:style>
    <style:style style:name="T5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family="'Ubuntu Mono'" style:font-pitch="fixed" fo:font-size="20pt" style:font-size-asian="20pt" style:font-size-complex="20pt"/>
    </style:style>
    <style:style style:name="T7" style:family="text">
      <style:text-properties fo:color="#dd1144" fo:font-family="'Ubuntu Mono'" style:font-pitch="fixed" fo:font-size="20pt" style:font-size-asian="20pt" style:font-size-complex="20pt"/>
    </style:style>
    <style:style style:name="T8" style:family="text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9999" fo:font-family="'Ubuntu Mono'" style:font-pitch="fixed"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86b3" fo:font-family="'Ubuntu Mono'" style:font-pitch="fixed" fo:font-size="20pt" style:font-size-asian="20pt" style:font-size-complex="20pt"/>
    </style:style>
    <style:style style:name="T13" style:family="text">
      <style:text-properties fo:font-family="'Ubuntu Mono'" style:font-pitch="fixed"/>
    </style:style>
    <style:style style:name="T14" style:family="text">
      <style:text-properties fo:color="#445588"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0000" fo:font-family="'Ubuntu Mono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Ubuntu Light'" style:font-pitch="variable" fo:font-size="32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</text:list-item>
                </text:list>
              </text:list-item>
              <text:list-item>
                <text:p>Invariant</text:p>
                <text:list>
                  <text:list-item>
                    <text:p>A property that is held either before, after, or during a loo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trict</text:p>
              </text:list-item>
              <text:list-item>
                <text:p>Laz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/>
            <text:p><text:span text:style-name="T3">condition</text:span><text:span text:style-name="T4"> </text:span><text:span text:style-name="T5">=</text:span><text:span text:style-name="T4"> </text:span><text:span text:style-name="T6">True</text:span></text:p>
            <text:p><text:span text:style-name="T5">while</text:span><text:span text:style-name="T4"> </text:span><text:span text:style-name="T3">condition</text:span><text:span text:style-name="T4">:</text:span></text:p>
            <text:p><text:span text:style-name="T4">    </text:span><text:span text:style-name="T7">"""block"""</text:span></text:p>
            <text:p><text:span text:style-name="T4">    </text:span><text:span text:style-name="T3">condition</text:span><text:span text:style-name="T4"> </text:span><text:span text:style-name="T5">=</text:span><text:span text:style-name="T4"> </text:span><text:span text:style-name="T5">not</text:span><text:span text:style-name="T4"> </text:span><text:span text:style-name="T3">condition</text:span></text:p>
            <text:p><text:span text:style-name="T8"># condition is False</text:span></text:p>
            <text:p><text:span text:style-name="T3">x</text:span><text:span text:style-name="T4"> </text:span><text:span text:style-name="T5">=</text:span><text:span text:style-name="T4"> </text:span><text:span text:style-name="T9">1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0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-</text:span><text:span text:style-name="T4"> </text:span><text:span text:style-name="T9">1</text:span></text:p>
            <text:p><text:span text:style-name="T8"># x is 0</text:span></text:p>
            <text:p><text:span text:style-name="T8"># maybe you're not sure how many</text:span></text:p>
            <text:p><text:span text:style-name="T8"># iterations you need?</text:span></text:p>
            <text:p><text:span text:style-name="T3">x</text:span><text:span text:style-name="T4"> </text:span><text:span text:style-name="T5">=</text:span><text:span text:style-name="T4"> </text:span><text:span text:style-name="T9">100.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1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/</text:span><text:span text:style-name="T4"> </text:span><text:span text:style-name="T9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10">Iterable </text:span><text:span text:style-name="T11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3" draw:layer="layout" svg:width="16.807cm" svg:height="8.735cm" svg:x="8.593cm" svg:y="9.8cm">
          <draw:text-box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range</text:span><text:span text:style-name="T4">(</text:span><text:span text:style-name="T9">1</text:span><text:span text:style-name="T4">,</text:span><text:span text:style-name="T9">1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5</text:span></text:p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xrange</text:span><text:span text:style-name="T4">(</text:span><text:span text:style-name="T9">1</text:span><text:span text:style-name="T4">,</text:span><text:span text:style-name="T9">10000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 999 950 000</text:span></text:p>
            <text:p><text:span text:style-name="T3">s</text:span><text:span text:style-name="T4"> </text:span><text:span text:style-name="T5">=</text:span><text:span text:style-name="T4"> </text:span><text:span text:style-name="T7">""</text:span></text:p>
            <text:p><text:span text:style-name="T5">for</text:span><text:span text:style-name="T4"> </text:span><text:span text:style-name="T3">elm</text:span><text:span text:style-name="T4"> </text:span><text:span text:style-name="T5">in</text:span><text:span text:style-name="T4"> [</text:span><text:span text:style-name="T7">"a"</text:span><text:span text:style-name="T4">,</text:span><text:span text:style-name="T7">"b"</text:span><text:span text:style-name="T4">,</text:span><text:span text:style-name="T7">"c"</text:span><text:span text:style-name="T4">]:</text:span></text:p>
            <text:p><text:span text:style-name="T4">    </text:span><text:span text:style-name="T3">s</text:span><text:span text:style-name="T4"> </text:span><text:span text:style-name="T5">=</text:span><text:span text:style-name="T4"> </text:span><text:span text:style-name="T3">s</text:span><text:span text:style-name="T4"> </text:span><text:span text:style-name="T5">+</text:span><text:span text:style-name="T4"> </text:span><text:span text:style-name="T3">elm</text:span></text:p>
            <text:p><text:span text:style-name="T8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3">next()</text:span> method</text:p>
              </text:list-item>
              <text:list-item>
                <text:p>raises <text:span text:style-name="T13">StopIteration</text:span></text:p>
              </text:list-item>
            </text:list>
          </draw:text-box>
        </draw:frame>
        <draw:frame draw:style-name="gr4" draw:text-style-name="P4" draw:layer="layout" svg:width="18.016cm" svg:height="10.856cm" svg:x="2.384cm" svg:y="8.023cm">
          <draw:text-box>
            <text:p><text:span text:style-name="T5">class</text:span><text:span text:style-name="T4"> </text:span><text:span text:style-name="T14">OnlyEvens</text:span><text:span text:style-name="T4">(</text:span><text:span text:style-name="T12">object</text:span><text:span text:style-name="T4">):</text:span></text:p>
            <text:p><text:span text:style-name="T4">    </text:span><text:span text:style-name="T5">def</text:span><text:span text:style-name="T4"> </text:span><text:span text:style-name="T15">__init__</text:span><text:span text:style-name="T4">(</text:span><text:span text:style-name="T6">self</text:span><text:span text:style-name="T4">,</text:span><text:span text:style-name="T3">s</text:span><text:span text:style-name="T4">):</text:span></text:p>
            <text:p><text:span text:style-name="T4">        </text:span><text:span text:style-name="T6">self</text:span><text:span text:style-name="T5">.</text:span><text:span text:style-name="T3">sequence</text:span><text:span text:style-name="T4"> </text:span><text:span text:style-name="T5">=</text:span><text:span text:style-name="T4"> </text:span><text:span text:style-name="T3">s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=</text:span><text:span text:style-name="T4"> </text:span><text:span text:style-name="T9">0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__iter__</text:span><text:span text:style-name="T4">(</text:span><text:span text:style-name="T6">self</text:span><text:span text:style-name="T4">):</text:span></text:p>
            <text:p><text:span text:style-name="T4">        </text:span><text:span text:style-name="T5">return</text:span><text:span text:style-name="T4"> </text:span><text:span text:style-name="T6">self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next</text:span><text:span text:style-name="T4">(</text:span><text:span text:style-name="T6">self</text:span><text:span text:style-name="T4">):</text:span></text:p>
            <text:p><text:span text:style-name="T4">        </text:span><text:span text:style-name="T5">if</text:span><text:span text:style-name="T4"> </text:span><text:span text:style-name="T6">self</text:span><text:span text:style-name="T5">.</text:span><text:span text:style-name="T3">index</text:span><text:span text:style-name="T4"> </text:span><text:span text:style-name="T5">&gt;=</text:span><text:span text:style-name="T4"> </text:span><text:span text:style-name="T12">len</text:span><text:span text:style-name="T4">(</text:span><text:span text:style-name="T6">self</text:span><text:span text:style-name="T5">.</text:span><text:span text:style-name="T3">sequence</text:span><text:span text:style-name="T4">):</text:span></text:p>
            <text:p><text:span text:style-name="T4">            </text:span><text:span text:style-name="T5">raise</text:span><text:span text:style-name="T4"> </text:span><text:span text:style-name="T15">StopIteration</text:span></text:p>
            <text:p><text:span text:style-name="T4">        </text:span><text:span text:style-name="T3">v</text:span><text:span text:style-name="T4"> </text:span><text:span text:style-name="T5">=</text:span><text:span text:style-name="T4"> </text:span><text:span text:style-name="T6">self</text:span><text:span text:style-name="T5">.</text:span><text:span text:style-name="T3">sequence</text:span><text:span text:style-name="T4">[</text:span><text:span text:style-name="T6">self</text:span><text:span text:style-name="T5">.</text:span><text:span text:style-name="T3">index</text:span><text:span text:style-name="T4">]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+=</text:span><text:span text:style-name="T4"> </text:span><text:span text:style-name="T9">2</text:span></text:p>
            <text:p><text:span text:style-name="T4">        </text:span><text:span text:style-name="T5">return</text:span><text:span text:style-name="T4"> </text:span><text:span text:style-name="T3">v</text:span></text:p>
            <text:p><text:span text:style-name="T4"/></text:p>
          </draw:text-box>
        </draw:frame>
        <draw:frame draw:style-name="gr4" draw:text-style-name="P4" draw:layer="layout" svg:width="11.177cm" svg:height="8.061cm" svg:x="16.223cm" svg:y="7.4cm">
          <draw:text-box>
            <text:p><text:span text:style-name="T4"/></text:p>
            <text:p><text:span text:style-name="T3">oe</text:span><text:span text:style-name="T4"> </text:span><text:span text:style-name="T5">=</text:span><text:span text:style-name="T4"> </text:span><text:span text:style-name="T3">OnlyEvens</text:span><text:span text:style-name="T4">(</text:span><text:span text:style-name="T12">range</text:span><text:span text:style-name="T4">(</text:span><text:span text:style-name="T9">1</text:span><text:span text:style-name="T4">,</text:span><text:span text:style-name="T9">10</text:span><text:span text:style-name="T4">))</text:span></text:p>
            <text:p><text:span text:style-name="T5">for</text:span><text:span text:style-name="T4"> </text:span><text:span text:style-name="T3">even</text:span><text:span text:style-name="T4"> </text:span><text:span text:style-name="T5">in</text:span><text:span text:style-name="T4"> </text:span><text:span text:style-name="T3">oe</text:span><text:span text:style-name="T4">:</text:span></text:p>
            <text:p><text:span text:style-name="T4">    </text:span><text:span text:style-name="T5">print</text:span><text:span text:style-name="T4">(</text:span><text:span text:style-name="T3">even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6">In mathematics iterating a functions mean applying it repeatedly</text:span></text:p>
              </text:list-item>
              <text:list-item>
                <text:p><text:span text:style-name="T16">A map function applies 1 function to all elements in a collection.</text:span></text:p>
                <text:list>
                  <text:list-item>
                    <text:p><text:span text:style-name="T16">Usually this is in order</text:span></text:p>
                  </text:list-item>
                  <text:list-item>
                    <text:p><text:span text:style-name="T16">But you don't have to do it in order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4T00:02:31</dc:date>
    <dc:creator>Abram Hindle</dc:creator>
    <meta:editing-duration>PT6H26M40S</meta:editing-duration>
    <meta:editing-cycles>14</meta:editing-cycles>
    <meta:generator>LibreOffice/4.0.2.2$Linux_X86_64 LibreOffice_project/400m0$Build-2</meta:generator>
    <meta:document-statistic meta:object-count="76"/>
  </office:meta>
</office:document-meta>
</file>